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 Inspira Pitch" svg:font-family="'GE Inspira Pitch'"/>
    <style:font-face style:name="Lohit Hindi1" svg:font-family="'Lohit Hindi'"/>
    <style:font-face style:name="GE Inspira Pitch1" svg:font-family="'GE Inspira Pitch'" style:font-pitch="variable"/>
    <style:font-face style:name="Times New Roman2" svg:font-family="'Times New Roman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27a3ac"/>
    </style:style>
    <style:style style:name="P2" style:family="paragraph">
      <style:paragraph-properties fo:text-align="center"/>
    </style:style>
    <style:style style:name="P3" style:family="paragraph">
      <style:paragraph-properties fo:margin-left="0in" fo:margin-right="0in" fo:margin-top="0in" fo:margin-bottom="0in" fo:line-height="100%" fo:text-align="center" fo:text-indent="0in"/>
    </style:style>
    <style:style style:name="P4" style:family="paragraph">
      <style:paragraph-properties fo:margin-left="0in" fo:margin-right="0in" fo:margin-top="0in" fo:margin-bottom="0in" fo:line-height="100%" fo:text-align="center" fo:text-indent="0in" style:font-independent-line-spacing="true"/>
      <style:text-properties style:use-window-font-color="true" style:text-outline="false" style:text-line-through-style="none" style:text-line-through-type="none" style:font-name="Arial2" fo:font-size="16pt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in" fo:margin-right="0in" fo:margin-top="0in" fo:margin-bottom="0in" fo:line-height="100%" fo:text-align="center" fo:text-indent="0in" style:font-independent-line-spacing="true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ffffff" style:text-outline="false" style:text-line-through-style="none" style:text-line-through-type="none" style:font-name="GE Inspira Pitch" fo:font-size="20pt" fo:letter-spacing="normal" fo:font-style="normal" fo:text-shadow="none" style:text-underline-style="none" fo:font-weight="bold" style:letter-kerning="true" style:font-name-asian="DejaVu Sans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ffffff" style:text-outline="false" style:text-line-through-style="none" style:text-line-through-type="none" style:font-name="GE Inspira Pitch" fo:font-size="2pt" fo:letter-spacing="normal" fo:font-style="normal" fo:text-shadow="none" style:text-underline-style="none" fo:font-weight="bold" style:letter-kerning="true" style:font-name-asian="DejaVu Sans" style:font-size-asian="2pt" style:font-style-asian="normal" style:font-weight-asian="bold" style:font-name-complex="Lohit Hindi" style:font-size-complex="2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color="#ffffff" style:text-outline="false" style:text-line-through-style="none" style:text-line-through-type="none" style:font-name="GE Inspira Pitch" fo:font-size="15pt" fo:letter-spacing="normal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Lohit Hindi" style:font-size-complex="15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ffffff" style:text-outline="false" style:text-line-through-style="none" style:text-line-through-type="none" style:font-name="GE Inspira Pitch" fo:font-size="39pt" fo:letter-spacing="normal" fo:font-style="normal" fo:text-shadow="none" style:text-underline-style="none" fo:font-weight="bold" style:letter-kerning="true" style:font-name-asian="DejaVu Sans" style:font-size-asian="39pt" style:font-style-asian="normal" style:font-weight-asian="bold" style:font-name-complex="Lohit Hindi" style:font-size-complex="39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808080" draw:fill-color="#0084d1" draw:textarea-horizontal-align="center" draw:textarea-vertical-align="top" draw:fit-to-contour="true" fo:margin-left="0in" fo:margin-right="0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in" svg:stroke-color="#808080" draw:marker-start="" draw:marker-start-width="0.0783in" draw:marker-start-center="false" draw:marker-end="" draw:marker-end-width="0.0783in" draw:marker-end-center="false" draw:fill="none" draw:fill-color="#cfe7f5" draw:textarea-horizontal-align="justify" draw:textarea-vertical-align="top" draw:auto-grow-height="false" fo:padding-top="0.0492in" fo:padding-bottom="0.0492in" fo:padding-left="0.0984in" fo:padding-right="0.0984in" fo:wrap-option="wrap" draw:shadow="hidden" draw:shadow-offset-x="0.0783in" draw:shadow-offset-y="0.0783in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="solid" draw:fill-color="#0084d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808080" draw:fill="solid" draw:fill-color="#ff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ircle text:anchor-type="paragraph" draw:z-index="25" draw:style-name="gr5" draw:text-style-name="P2" svg:width="2.7004in" svg:height="2.7004in" svg:x="4.6437in" svg:y="9.4in"><text:p/></draw:circle><draw:custom-shape text:anchor-type="paragraph" draw:z-index="23" draw:name="CustomShape 3" draw:style-name="gr3" draw:text-style-name="P4" svg:width="3.4988in" svg:height="0.7406in" svg:x="4.2134in" svg:y="9.5091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2" draw:name="CustomShape 3" draw:style-name="gr3" draw:text-style-name="P4" svg:width="3.4988in" svg:height="0.7406in" svg:x="4.2134in" svg:y="9.5091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1" draw:name="CustomShape 3" draw:style-name="gr3" draw:text-style-name="P4" svg:width="3.4988in" svg:height="0.7406in" svg:x="4.2134in" svg:y="9.5091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0" draw:name="CustomShape 3" draw:style-name="gr3" draw:text-style-name="P4" svg:width="3.4988in" svg:height="0.7406in" svg:x="4.2134in" svg:y="9.5091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ircle text:anchor-type="paragraph" draw:z-index="19" draw:style-name="gr2" draw:text-style-name="P2" svg:width="2.7004in" svg:height="2.7004in" svg:x="0.7402in" svg:y="9.4in"><text:p/></draw:circle><draw:circle text:anchor-type="paragraph" draw:z-index="17" draw:style-name="gr5" draw:text-style-name="P2" svg:width="2.7004in" svg:height="2.7004in" svg:x="4.6437in" svg:y="5.0689in"><text:p/></draw:circle><draw:circle text:anchor-type="paragraph" draw:z-index="16" draw:style-name="gr4" draw:text-style-name="P2" svg:width="3.5004in" svg:height="3.5004in" svg:x="4.2437in" svg:y="4.6665in"><text:p/></draw:circle><draw:custom-shape text:anchor-type="paragraph" draw:z-index="15" draw:name="CustomShape 3" draw:style-name="gr3" draw:text-style-name="P4" svg:width="3.4988in" svg:height="0.7406in" svg:x="4.2134in" svg:y="5.178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4" draw:name="CustomShape 3" draw:style-name="gr3" draw:text-style-name="P4" svg:width="3.4988in" svg:height="0.7406in" svg:x="4.2134in" svg:y="5.178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3" draw:name="CustomShape 3" draw:style-name="gr3" draw:text-style-name="P4" svg:width="3.4988in" svg:height="0.7406in" svg:x="4.2134in" svg:y="5.178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2" draw:name="CustomShape 3" draw:style-name="gr3" draw:text-style-name="P4" svg:width="3.4988in" svg:height="0.7406in" svg:x="4.2134in" svg:y="5.178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ircle text:anchor-type="paragraph" draw:z-index="11" draw:style-name="gr2" draw:text-style-name="P2" svg:width="2.7004in" svg:height="2.7004in" svg:x="0.7402in" svg:y="5.0689in"><text:p/></draw:circle><draw:circle text:anchor-type="paragraph" draw:z-index="10" draw:style-name="gr1" draw:text-style-name="P2" svg:width="3.5004in" svg:height="3.5004in" svg:x="0.3402in" svg:y="4.6665in"><text:p/></draw:circle><draw:custom-shape text:anchor-type="paragraph" draw:z-index="2" draw:name="CustomShape 3" draw:style-name="gr3" draw:text-style-name="P4" svg:width="3.4988in" svg:height="0.7406in" svg:x="4.2134in" svg:y="0.8465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CustomShape 3" draw:style-name="gr3" draw:text-style-name="P4" svg:width="3.4988in" svg:height="0.7406in" svg:x="4.2134in" svg:y="0.8465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CustomShape 3" draw:style-name="gr3" draw:text-style-name="P4" svg:width="3.4988in" svg:height="0.7406in" svg:x="4.2134in" svg:y="0.8465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CustomShape 3" draw:style-name="gr3" draw:text-style-name="P4" svg:width="3.4988in" svg:height="0.7406in" svg:x="4.2134in" svg:y="0.8465in"><text:p text:style-name="P3"><text:span text:style-name="T1">Michigan</text:span></text:p><text:p text:style-name="P3"><text:span text:style-name="T2"/></text:p><text:p text:style-name="P3"><text:span text:style-name="T3">State Championships</text:span></text:p><draw:enhanced-geometry draw:mirror-horizontal="false" draw:mirror-vertical="false" svg:viewBox="0 0 8888 1882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9" draw:name="CustomShape 4" draw:style-name="gr3" draw:text-style-name="P5" svg:width="2.1071in" svg:height="0.748in" svg:x="4.9402in" svg:y="10.2744in"><text:p text:style-name="P3"><text:span text:style-name="T4">Driver</text:span></text:p><draw:enhanced-geometry draw:mirror-horizontal="false" draw:mirror-vertical="false" svg:viewBox="0 0 5353 190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ircle text:anchor-type="paragraph" draw:z-index="8" draw:style-name="gr5" draw:text-style-name="P2" svg:width="2.7004in" svg:height="2.7004in" svg:x="4.6437in" svg:y="0.7374in"><text:p/></draw:circle><draw:circle text:anchor-type="paragraph" draw:z-index="7" draw:style-name="gr4" draw:text-style-name="P2" svg:width="3.5004in" svg:height="3.5004in" svg:x="4.2437in" svg:y="0.3354in"><text:p/></draw:circle><draw:custom-shape text:anchor-type="paragraph" draw:z-index="6" draw:name="CustomShape 4" draw:style-name="gr3" draw:text-style-name="P5" svg:width="2.1071in" svg:height="0.748in" svg:x="1.0366in" svg:y="10.2744in"><text:p text:style-name="P3"><text:span text:style-name="T4">Driver</text:span></text:p><draw:enhanced-geometry draw:mirror-horizontal="false" draw:mirror-vertical="false" svg:viewBox="0 0 5353 1901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ircle text:anchor-type="paragraph" draw:z-index="1" draw:style-name="gr2" draw:text-style-name="P2" svg:width="2.7004in" svg:height="2.7004in" svg:x="0.7402in" svg:y="0.7374in"><text:p/></draw:circle><draw:circle text:anchor-type="paragraph" draw:z-index="0" draw:style-name="gr1" draw:text-style-name="P2" svg:width="3.5004in" svg:height="3.5004in" svg:x="0.3402in" svg:y="0.3354in"><text:p/></draw:circle><draw:circle text:anchor-type="paragraph" draw:z-index="24" draw:style-name="gr4" draw:text-style-name="P2" svg:width="3.5004in" svg:height="3.5004in" svg:x="4.2437in" svg:y="8.998in"><text:p/></draw:circle><draw:circle text:anchor-type="paragraph" draw:z-index="18" draw:style-name="gr1" draw:text-style-name="P2" svg:width="3.5004in" svg:height="3.5004in" svg:x="0.3402in" svg:y="8.998in"><text:p/></draw:circ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GE Inspira Pitch" svg:font-family="'GE Inspira Pitch'"/>
    <style:font-face style:name="Lohit Hindi1" svg:font-family="'Lohit Hindi'"/>
    <style:font-face style:name="GE Inspira Pitch1" svg:font-family="'GE Inspira Pitch'" style:font-pitch="variable"/>
    <style:font-face style:name="Times New Roman2" svg:font-family="'Times New Roman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Drawing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0:23:22</meta:creation-date>
    <dc:date>2015-03-05T17:57:27.127531706</dc:date>
    <meta:editing-duration>PT15H31M57S</meta:editing-duration>
    <meta:editing-cycles>46</meta:editing-cycles>
    <meta:generator>LibreOffice/4.3.5.2$Linux_X86_64 LibreOffice_project/430m0$Build-2</meta:generator>
    <meta:print-date>2014-12-17T13:41:52</meta:print-date>
    <meta:document-statistic meta:table-count="0" meta:image-count="0" meta:object-count="0" meta:page-count="1" meta:paragraph-count="0" meta:word-count="0" meta:character-count="0" meta:non-whitespace-character-count="0"/>
  </office:meta>
</office:document-meta>
</file>